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fo:font-weight="bold" style:font-weight-asian="bold" style:font-weight-complex="bold"/>
    </style:style>
    <style:style style:name="P2" style:family="paragraph" style:parent-style-name="Standard">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Interviews in the History of Linguistics, vol. I</text:span></text:p>
      <text:p text:style-name="P1"/>
      <text:p text:style-name="Standard"><text:span text:style-name="T2">Editor: </text:span><text:span text:style-name="T1">James McElvenny</text:span></text:p>
      <text:p text:style-name="P2"/>
      <text:p text:style-name="Standard"><text:span text:style-name="T2">Blurb:</text:span></text:p>
      <text:p text:style-name="Standard"><text:span text:style-name="T1">This volume brings together transcripts of ten interviews that have appeared in the podcast series History and Philosophy of the Language Sciences. The interviews cover topics in the history of modern European linguistics from the beginning of the nineteenth century to the mid-twentieth century. The transcripts have been reviewed and edited by the interviewer and the interviewees for maximum clarity in written form, and to insert all the witty repartee that they have thought of in the meanti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de" fo:country="DE"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fo:language="de" fo:country="DE"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mes McElvenny</meta:initial-creator>
    <dc:creator>James McElvenny</dc:creator>
    <meta:editing-cycles>1</meta:editing-cycles>
    <meta:creation-date>2022-06-20T05:48:00</meta:creation-date>
    <dc:date>2022-06-20T05:58:00</dc:date>
    <meta:editing-duration>P0D</meta:editing-duration>
    <meta:generator>LibreOffice/7.3.3.2$Linux_X86_64 LibreOffice_project/30$Build-2</meta:generator>
    <meta:document-statistic meta:table-count="0" meta:image-count="0" meta:object-count="0" meta:page-count="1" meta:paragraph-count="4" meta:word-count="90" meta:character-count="576" meta:non-whitespace-character-count="490"/>
    <meta:user-defined meta:name="AppVersion">16.0000</meta:user-defined>
    <meta:template xlink:type="simple" xlink:actuate="onRequest" xlink:title="Normal.dotm" xlink:href=""/>
  </office:meta>
</office:document-meta>
</file>